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89in"/>
    </style:style>
    <style:style style:name="co2" style:family="table-column">
      <style:table-column-properties fo:break-before="auto" style:column-width="1.2055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0.8839in"/>
    </style:style>
    <style:style style:name="co5" style:family="table-column">
      <style:table-column-properties fo:break-before="auto" style:column-width="0.8661in"/>
    </style:style>
    <style:style style:name="co6" style:family="table-column">
      <style:table-column-properties fo:break-before="auto" style:column-width="0.5535in"/>
    </style:style>
    <style:style style:name="co7" style:family="table-column">
      <style:table-column-properties fo:break-before="auto" style:column-width="2.2835in"/>
    </style:style>
    <style:style style:name="co8" style:family="table-column">
      <style:table-column-properties fo:break-before="auto" style:column-width="2.5437in"/>
    </style:style>
    <style:style style:name="co9" style:family="table-column">
      <style:table-column-properties fo:break-before="auto" style:column-width="2.1689in"/>
    </style:style>
    <style:style style:name="co10" style:family="table-column">
      <style:table-column-properties fo:break-before="auto" style:column-width="0.5929in"/>
    </style:style>
    <style:style style:name="co11" style:family="table-column">
      <style:table-column-properties fo:break-before="auto" style:column-width="3.3909in"/>
    </style:style>
    <style:style style:name="co12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8028in"/>
    </style:style>
    <style:style style:name="co15" style:family="table-column">
      <style:table-column-properties fo:break-before="auto" style:column-width="0.8035in"/>
    </style:style>
    <style:style style:name="co16" style:family="table-column">
      <style:table-column-properties fo:break-before="auto" style:column-width="3.0555in"/>
    </style:style>
    <style:style style:name="co17" style:family="table-column">
      <style:table-column-properties fo:break-before="auto" style:column-width="2.3492in"/>
    </style:style>
    <style:style style:name="co18" style:family="table-column">
      <style:table-column-properties fo:break-before="auto" style:column-width="1.7583in"/>
    </style:style>
    <style:style style:name="co19" style:family="table-column">
      <style:table-column-properties fo:break-before="auto" style:column-width="3.7307in"/>
    </style:style>
    <style:style style:name="co20" style:family="table-column">
      <style:table-column-properties fo:break-before="auto" style:column-width="2.8409in"/>
    </style:style>
    <style:style style:name="co21" style:family="table-column">
      <style:table-column-properties fo:break-before="auto" style:column-width="2.1528in"/>
    </style:style>
    <style:style style:name="co22" style:family="table-column">
      <style:table-column-properties fo:break-before="auto" style:column-width="3.5201in"/>
    </style:style>
    <style:style style:name="co23" style:family="table-column">
      <style:table-column-properties fo:break-before="auto" style:column-width="0.7835in"/>
    </style:style>
    <style:style style:name="co24" style:family="table-column">
      <style:table-column-properties fo:break-before="auto" style:column-width="3.0228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035in" fo:break-before="auto" style:use-optimal-row-height="false"/>
    </style:style>
    <style:style style:name="ta1" style:family="table" style:master-page-name="PageStyle_5f_Sheet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padding="0.028in"/>
    </style:style>
    <style:style style:name="ce8" style:family="table-cell" style:parent-style-name="Default">
      <style:table-cell-properties fo:background-color="#ff8000" fo:padding="0.028in"/>
    </style:style>
    <style:style style:name="ce13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14" style:family="table-cell" style:parent-style-name="Default">
      <style:table-cell-properties fo:background-color="#ff8000" style:text-align-source="fix" style:repeat-content="false" fo:padding="0.028in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AHWII_SW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15"/>
        <table:table-column table:style-name="co2" table:number-columns-repeated="2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3" table:number-columns-repeated="992" table:default-cell-style-name="Default"/>
        <table:table-row table:style-name="ro1">
          <table:table-cell table:style-name="ce7"/>
          <table:table-cell table:style-name="ce7" office:value-type="string" calcext:value-type="string">
            <text:p>SWP1x</text:p>
          </table:table-cell>
          <table:table-cell table:style-name="ce13"/>
          <table:table-cell office:value-type="string" calcext:value-type="string">
            <text:p>HÜ Repo</text:p>
          </table:table-cell>
          <table:table-cell office:value-type="string" calcext:value-type="string">
            <text:p>HÜ v 09-14</text:p>
          </table:table-cell>
          <table:table-cell/>
          <table:table-cell office:value-type="string" calcext:value-type="string">
            <text:p>HÜ v. 21.9.</text:p>
          </table:table-cell>
          <table:table-cell/>
          <table:table-cell office:value-type="string" calcext:value-type="string">
            <text:p>hü v. 28.9.</text:p>
          </table:table-cell>
          <table:table-cell table:number-columns-repeated="992"/>
        </table:table-row>
        <table:table-row table:style-name="ro1">
          <table:table-cell table:style-name="ce7" office:value-type="string" calcext:value-type="string">
            <text:p>1AHWII</text:p>
          </table:table-cell>
          <table:table-cell table:style-name="ce8" office:value-type="string" calcext:value-type="string">
            <text:p>REPOs z.T. empty!</text:p>
          </table:table-cell>
          <table:table-cell table:style-name="ce14"/>
          <table:table-cell table:number-columns-repeated="998"/>
        </table:table-row>
        <table:table-row table:style-name="ro1">
          <table:table-cell table:style-name="ce7" office:value-type="string" calcext:value-type="string">
            <text:p>Allmer Mateo</text:p>
          </table:table-cell>
          <table:table-cell table:style-name="ce7" office:value-type="string" calcext:value-type="string">
            <text:p>https://github.com/Matallmer/HTL-Mateo-Softwareentwicklung-.git</text:p>
          </table:table-cell>
          <table:table-cell table:style-name="ce13"/>
          <table:table-cell office:value-type="string" calcext:value-type="string">
            <text:p>+</text:p>
          </table:table-cell>
          <table:table-cell office:value-type="string" calcext:value-type="string">
            <text:p>++</text:p>
          </table:table-cell>
          <table:table-cell/>
          <table:table-cell office:value-type="string" calcext:value-type="string">
            <text:p>++</text:p>
          </table:table-cell>
          <table:table-cell/>
          <table:table-cell office:value-type="string" calcext:value-type="string">
            <text:p>++</text:p>
          </table:table-cell>
          <table:table-cell table:number-columns-repeated="992"/>
        </table:table-row>
        <table:table-row table:style-name="ro1">
          <table:table-cell table:style-name="ce7" office:value-type="string" calcext:value-type="string">
            <text:p>Böck Dominik</text:p>
          </table:table-cell>
          <table:table-cell table:style-name="ce7" office:value-type="string" calcext:value-type="string">
            <text:p>https://github.com/DominikBoeck/Dominik-Boeck-Spengergasse-SWP1.git</text:p>
          </table:table-cell>
          <table:table-cell table:style-name="ce1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++</text:p>
          </table:table-cell>
          <table:table-cell table:number-columns-repeated="992"/>
        </table:table-row>
        <table:table-row table:style-name="ro1">
          <table:table-cell table:style-name="ce7" office:value-type="string" calcext:value-type="string">
            <text:p>Breuss Moritz Peter</text:p>
          </table:table-cell>
          <table:table-cell table:style-name="ce7" office:value-type="string" calcext:value-type="string">
            <text:p>https://github.com/MoritzBreuss/MoritzBreuss.git</text:p>
          </table:table-cell>
          <table:table-cell table:style-name="ce13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Filename / Case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+</text:p>
          </table:table-cell>
          <table:table-cell table:number-columns-repeated="992"/>
        </table:table-row>
        <table:table-row table:style-name="ro1">
          <table:table-cell table:style-name="ce7" office:value-type="string" calcext:value-type="string">
            <text:p>Demirchev Dejan</text:p>
          </table:table-cell>
          <table:table-cell table:style-name="ce7" office:value-type="string" calcext:value-type="string">
            <text:p>https://github.com/un-deo/undeo-rep.git</text:p>
          </table:table-cell>
          <table:table-cell table:style-name="ce13"/>
          <table:table-cell office:value-type="string" calcext:value-type="string">
            <text:p>+</text:p>
          </table:table-cell>
          <table:table-cell office:value-type="string" calcext:value-type="string">
            <text:p>++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Schach, mailto!</text:p>
          </table:table-cell>
          <table:table-cell office:value-type="string" calcext:value-type="string">
            <text:p>+</text:p>
          </table:table-cell>
          <table:table-cell table:number-columns-repeated="992"/>
        </table:table-row>
        <table:table-row table:style-name="ro1">
          <table:table-cell table:style-name="ce7" office:value-type="string" calcext:value-type="string">
            <text:p>Dimitrov Georgi</text:p>
          </table:table-cell>
          <table:table-cell table:style-name="ce7" office:value-type="string" calcext:value-type="string">
            <text:p>https://github.com/GeorgiSP2009/GeorgiSP2009.git</text:p>
          </table:table-cell>
          <table:table-cell table:style-name="ce13"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at nch tfunk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Javascript von Dir?, DS_Store nicht! Einchecken, .gitignore!</text:p>
          </table:table-cell>
          <table:table-cell office:value-type="string" calcext:value-type="string">
            <text:p>+</text:p>
          </table:table-cell>
          <table:table-cell table:number-columns-repeated="992"/>
        </table:table-row>
        <table:table-row table:style-name="ro1">
          <table:table-cell table:style-name="ce7" office:value-type="string" calcext:value-type="string">
            <text:p>Dumitru Paula-Mariana</text:p>
          </table:table-cell>
          <table:table-cell table:style-name="ce7" office:value-type="string" calcext:value-type="string">
            <text:p>https://github.com/Paula-Mariana/Paula.git</text:p>
          </table:table-cell>
          <table:table-cell table:style-name="ce13"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table:style-name="ce7" office:value-type="string" calcext:value-type="string">
            <text:p>Duru Yusuf</text:p>
          </table:table-cell>
          <table:table-cell table:style-name="ce7" office:value-type="string" calcext:value-type="string">
            <text:p>https://github.com/github1222221111/Yusuf-Duru.git</text:p>
          </table:table-cell>
          <table:table-cell table:style-name="ce1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~</text:p>
          </table:table-cell>
          <table:table-cell table:number-columns-repeated="992"/>
        </table:table-row>
        <table:table-row table:style-name="ro1">
          <table:table-cell table:style-name="ce7" office:value-type="string" calcext:value-type="string">
            <text:p>Fournier Mathias</text:p>
          </table:table-cell>
          <table:table-cell table:style-name="ce7" office:value-type="string" calcext:value-type="string">
            <text:p>https://github.com/Mathias7474886/Spengergasse.git</text:p>
          </table:table-cell>
          <table:table-cell table:style-name="ce1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oodl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table:style-name="ce7" office:value-type="string" calcext:value-type="string">
            <text:p>Grassauer Ben</text:p>
          </table:table-cell>
          <table:table-cell table:style-name="ce7" office:value-type="string" calcext:value-type="string">
            <text:p>https://github.com/BenGrassauer/BenGrassauer.git</text:p>
          </table:table-cell>
          <table:table-cell table:style-name="ce13"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ues repo</text:p>
          </table:table-cell>
          <table:table-cell office:value-type="string" calcext:value-type="string">
            <text:p>++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Viele neue Dinge!</text:p>
          </table:table-cell>
          <table:table-cell table:number-columns-repeated="991"/>
        </table:table-row>
        <table:table-row table:style-name="ro1">
          <table:table-cell table:style-name="ce7" office:value-type="string" calcext:value-type="string">
            <text:p>Ilic Stefan</text:p>
          </table:table-cell>
          <table:table-cell table:style-name="ce7" office:value-type="string" calcext:value-type="string">
            <text:p>https://github.com/Stefo151108/Programmieren-HTL-spengergasse.git</text:p>
          </table:table-cell>
          <table:table-cell table:style-name="ce13" office:value-type="string" calcext:value-type="string">
            <text:p>Stefo15110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kommt hilf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992"/>
        </table:table-row>
        <table:table-row table:style-name="ro1">
          <table:table-cell table:style-name="ce7" office:value-type="string" calcext:value-type="string">
            <text:p>Indra Daniel Paul Philipp</text:p>
          </table:table-cell>
          <table:table-cell table:style-name="ce7" office:value-type="string" calcext:value-type="string">
            <text:p>https://github.com/DanielPIndra/Daniel.git</text:p>
          </table:table-cell>
          <table:table-cell table:style-name="ce1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Bienen</text:p>
          </table:table-cell>
          <table:table-cell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table:style-name="ce7" office:value-type="string" calcext:value-type="string">
            <text:p>Ismailov Said-Emi</text:p>
          </table:table-cell>
          <table:table-cell table:style-name="ce7" office:value-type="string" calcext:value-type="string">
            <text:p>https://github.com/Saidemi2009/Said2009.git</text:p>
          </table:table-cell>
          <table:table-cell table:style-name="ce1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 fehlt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table:style-name="ce7" office:value-type="string" calcext:value-type="string">
            <text:p>Jovanovic Marko</text:p>
          </table:table-cell>
          <table:table-cell table:style-name="ce7" office:value-type="string" calcext:value-type="string">
            <text:p><text:a xlink:href="https://github.com/swaxy21/swaxy1.git" xlink:type="simple">https://github.com/swaxy21/swaxy1.git</text:a></text:p>
          </table:table-cell>
          <table:table-cell table:style-name="ce13" office:value-type="string" calcext:value-type="string">
            <text:p>swaxy21</text:p>
          </table:table-cell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+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Netlify!!</text:p>
          </table:table-cell>
          <table:table-cell table:number-columns-repeated="991"/>
        </table:table-row>
        <table:table-row table:style-name="ro1">
          <table:table-cell table:style-name="ce7" office:value-type="string" calcext:value-type="string">
            <text:p>Jozic Marcel</text:p>
          </table:table-cell>
          <table:table-cell table:style-name="ce7" office:value-type="string" calcext:value-type="string">
            <text:p><text:a xlink:href="https://github.com/MaclJozic/Marcel-Jozic-SWP1.git" xlink:type="simple">https://github.com/MaclJozic/Marcel-Jozic-SWP1.git</text:a></text:p>
          </table:table-cell>
          <table:table-cell table:style-name="ce13"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lappt nicht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</text:p>
          </table:table-cell>
          <table:table-cell table:number-columns-repeated="992"/>
        </table:table-row>
        <table:table-row table:style-name="ro1">
          <table:table-cell table:style-name="ce7" office:value-type="string" calcext:value-type="string">
            <text:p>Khamzatova Salima</text:p>
          </table:table-cell>
          <table:table-cell table:style-name="ce7" office:value-type="string" calcext:value-type="string">
            <text:p>https://github.com/silv-salma/SWP-2023-24.git</text:p>
          </table:table-cell>
          <table:table-cell table:style-name="ce1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ommt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</text:p>
          </table:table-cell>
          <table:table-cell table:number-columns-repeated="992"/>
        </table:table-row>
        <table:table-row table:style-name="ro1">
          <table:table-cell table:style-name="ce7" office:value-type="string" calcext:value-type="string">
            <text:p>Klune Lukas</text:p>
          </table:table-cell>
          <table:table-cell table:style-name="ce7" office:value-type="string" calcext:value-type="string">
            <text:p>https://github.com/Lv4e/spengergasse_luke.git</text:p>
          </table:table-cell>
          <table:table-cell table:style-name="ce13" office:value-type="string" calcext:value-type="string">
            <text:p>Lv4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+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vercel</text:p>
          </table:table-cell>
          <table:table-cell table:number-columns-repeated="991"/>
        </table:table-row>
        <table:table-row table:style-name="ro1">
          <table:table-cell table:style-name="ce7" office:value-type="string" calcext:value-type="string">
            <text:p>Krusche Nicolas</text:p>
          </table:table-cell>
          <table:table-cell table:style-name="ce7" office:value-type="string" calcext:value-type="string">
            <text:p>https://github.com/NicolasKrusche/Krusche2009</text:p>
          </table:table-cell>
          <table:table-cell table:style-name="ce13"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-</text:p>
          </table:table-cell>
          <table:table-cell table:number-columns-repeated="992"/>
        </table:table-row>
        <table:table-row table:style-name="ro1" table:number-rows-repeated="17">
          <table:table-cell table:style-name="ce7" table:number-columns-repeated="2"/>
          <table:table-cell table:style-name="ce13"/>
          <table:table-cell table:number-columns-repeated="998"/>
        </table:table-row>
        <table:table-row table:style-name="ro1" table:number-rows-repeated="1048539">
          <table:table-cell table:number-columns-repeated="1001"/>
        </table:table-row>
        <table:table-row table:style-name="ro1">
          <table:table-cell table:number-columns-repeated="1001"/>
        </table:table-row>
      </table:table>
      <table:table table:name="1AHWII_SWP_PLF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15"/>
        <table:table-column table:style-name="co6" table:default-cell-style-name="ce15"/>
        <table:table-column table:style-name="co2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3" table:number-columns-repeated="992" table:default-cell-style-name="Default"/>
        <table:table-row table:style-name="ro1">
          <table:table-cell table:style-name="ce7"/>
          <table:table-cell table:style-name="ce7" office:value-type="string" calcext:value-type="string">
            <text:p>SWP1x</text:p>
          </table:table-cell>
          <table:table-cell table:style-name="ce13"/>
          <table:table-cell table:number-columns-repeated="998"/>
        </table:table-row>
        <table:table-row table:style-name="ro1">
          <table:table-cell table:style-name="ce7" office:value-type="string" calcext:value-type="string">
            <text:p>1AHWII</text:p>
          </table:table-cell>
          <table:table-cell table:style-name="ce8" office:value-type="string" calcext:value-type="string">
            <text:p>REPOs z.T. empty!</text:p>
          </table:table-cell>
          <table:table-cell table:style-name="ce14"/>
          <table:table-cell table:number-columns-repeated="998"/>
        </table:table-row>
        <table:table-row table:style-name="ro1">
          <table:table-cell table:style-name="ce7" office:value-type="string" calcext:value-type="string">
            <text:p>Allmer Mateo</text:p>
          </table:table-cell>
          <table:table-cell table:style-name="ce7" office:value-type="string" calcext:value-type="string">
            <text:p>https://github.com/Matallmer/HTL-Mateo-Softwareentwicklung-.git</text:p>
          </table:table-cell>
          <table:table-cell table:style-name="ce1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Böck Dominik</text:p>
          </table:table-cell>
          <table:table-cell table:style-name="ce7" office:value-type="string" calcext:value-type="string">
            <text:p>https://github.com/DominikBoeck/Dominik-Boeck-Spengergasse-SWP1.git</text:p>
          </table:table-cell>
          <table:table-cell table:style-name="ce1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Breuss Moritz Peter</text:p>
          </table:table-cell>
          <table:table-cell table:style-name="ce7" office:value-type="string" calcext:value-type="string">
            <text:p>https://github.com/MoritzBreuss/MoritzBreuss.git</text:p>
          </table:table-cell>
          <table:table-cell table:style-name="ce1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Demirchev Dejan</text:p>
          </table:table-cell>
          <table:table-cell table:style-name="ce7" office:value-type="string" calcext:value-type="string">
            <text:p>https://github.com/un-deo/undeo-rep.git</text:p>
          </table:table-cell>
          <table:table-cell table:style-name="ce1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Dimitrov Georgi</text:p>
          </table:table-cell>
          <table:table-cell table:style-name="ce7" office:value-type="string" calcext:value-type="string">
            <text:p>https://github.com/GeorgiSP2009/GeorgiSP2009.git</text:p>
          </table:table-cell>
          <table:table-cell table:style-name="ce13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Dumitru Paula-Mariana</text:p>
          </table:table-cell>
          <table:table-cell table:style-name="ce7" office:value-type="string" calcext:value-type="string">
            <text:p>https://github.com/Paula-Mariana/Paula.git</text:p>
          </table:table-cell>
          <table:table-cell table:style-name="ce13"/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Duru Yusuf</text:p>
          </table:table-cell>
          <table:table-cell table:style-name="ce7" office:value-type="string" calcext:value-type="string">
            <text:p>https://github.com/github1222221111/Yusuf-Duru.git</text:p>
          </table:table-cell>
          <table:table-cell table:style-name="ce13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Fournier Mathias</text:p>
          </table:table-cell>
          <table:table-cell table:style-name="ce7" office:value-type="string" calcext:value-type="string">
            <text:p>https://github.com/Mathias7474886/Spengergasse.git</text:p>
          </table:table-cell>
          <table:table-cell table:style-name="ce13"/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Grassauer Ben</text:p>
          </table:table-cell>
          <table:table-cell table:style-name="ce7" office:value-type="string" calcext:value-type="string">
            <text:p>https://github.com/BenGrassauer/BenGrassauer.git</text:p>
          </table:table-cell>
          <table:table-cell table:style-name="ce13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Ilic Stefan</text:p>
          </table:table-cell>
          <table:table-cell table:style-name="ce7" office:value-type="string" calcext:value-type="string">
            <text:p>https://github.com/Stefo151108/Programmieren-HTL-spengergasse.git</text:p>
          </table:table-cell>
          <table:table-cell table:style-name="ce13" office:value-type="string" calcext:value-type="string">
            <text:p>Stefo151108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Indra Daniel Paul Philipp</text:p>
          </table:table-cell>
          <table:table-cell table:style-name="ce7" office:value-type="string" calcext:value-type="string">
            <text:p>https://github.com/DanielPIndra/Daniel.git</text:p>
          </table:table-cell>
          <table:table-cell table:style-name="ce13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Ismailov Said-Emi</text:p>
          </table:table-cell>
          <table:table-cell table:style-name="ce7" office:value-type="string" calcext:value-type="string">
            <text:p>https://github.com/Saidemi2009/Said2009.git</text:p>
          </table:table-cell>
          <table:table-cell table:style-name="ce13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Jovanovic Marko</text:p>
          </table:table-cell>
          <table:table-cell table:style-name="ce7" office:value-type="string" calcext:value-type="string">
            <text:p><text:a xlink:href="https://github.com/swaxy21/swaxy1.git" xlink:type="simple">https://github.com/swaxy21/swaxy1.git</text:a></text:p>
          </table:table-cell>
          <table:table-cell table:style-name="ce13" office:value-type="string" calcext:value-type="string">
            <text:p>swaxy21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Jozic Marcel</text:p>
          </table:table-cell>
          <table:table-cell table:style-name="ce7" office:value-type="string" calcext:value-type="string">
            <text:p><text:a xlink:href="https://github.com/MaclJozic/Marcel-Jozic-SWP1.git" xlink:type="simple">https://github.com/MaclJozic/Marcel-Jozic-SWP1.git</text:a></text:p>
          </table:table-cell>
          <table:table-cell table:style-name="ce13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Khamzatova Salima</text:p>
          </table:table-cell>
          <table:table-cell table:style-name="ce7" office:value-type="string" calcext:value-type="string">
            <text:p>https://github.com/silv-salma/SWP-2023-24.git</text:p>
          </table:table-cell>
          <table:table-cell table:style-name="ce13"/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Klune Lukas</text:p>
          </table:table-cell>
          <table:table-cell table:style-name="ce7" office:value-type="string" calcext:value-type="string">
            <text:p>https://github.com/Lv4e/spengergasse_luke.git</text:p>
          </table:table-cell>
          <table:table-cell table:style-name="ce13" office:value-type="string" calcext:value-type="string">
            <text:p>Lv4e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Krusche Nicolas</text:p>
          </table:table-cell>
          <table:table-cell table:style-name="ce7" office:value-type="string" calcext:value-type="string">
            <text:p>https://github.com/NicolasKrusche/Krusche2009</text:p>
          </table:table-cell>
          <table:table-cell table:style-name="ce1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 table:number-rows-repeated="17">
          <table:table-cell table:style-name="ce7" table:number-columns-repeated="2"/>
          <table:table-cell table:style-name="ce13"/>
          <table:table-cell table:number-columns-repeated="998"/>
        </table:table-row>
        <table:table-row table:style-name="ro1" table:number-rows-repeated="1048539">
          <table:table-cell table:number-columns-repeated="1001"/>
        </table:table-row>
        <table:table-row table:style-name="ro1">
          <table:table-cell table:number-columns-repeated="1001"/>
        </table:table-row>
      </table:table>
      <table:table table:name="1DVIF_ETH" table:style-name="ta2">
        <table:table-column table:style-name="co7" table:default-cell-style-name="Default"/>
        <table:table-column table:style-name="co3" table:number-columns-repeated="1014" table:default-cell-style-name="Default"/>
        <table:table-row table:style-name="ro1">
          <table:table-cell table:style-name="ce7"/>
          <table:table-cell table:style-name="ce7" office:value-type="string" calcext:value-type="string">
            <text:p>ETH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1DVIF</text:p>
          </table:table-cell>
          <table:table-cell table:style-name="ce7" office:value-type="string" calcext:value-type="string">
            <text:p>GRG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Abdelaal Yasin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Ahmadzai Saraj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Akdin Sedanur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Akhlaghpasand Mohammad Saleh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Alawad Dana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Al-Faili Haider Dawood Sami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Alhaje Abdul aziz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Almarey Jamal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Bas Ibrahim Efe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Bestepe Berkay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Bryhynets Ivan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Caner Baran Ismail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Darya Martysiuk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Dekan Nicolas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Hlavka Simon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Hörmann Joachim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Korotkov Vadim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Kozma Vanessza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Martysiuk Darya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7" office:value-type="string" calcext:value-type="string">
            <text:p>Meredikh Luka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Metzger Christopher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Mohamad Saeed Saad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Moussa Morhaf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Moustafa Malak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Musawi Ali Reza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Naseri Ali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Popalzai Suleman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Prykhodko Tymur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Riad Yossif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Saadeih Kalad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Safi Mohammad Yaseen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Schneebacher Tizian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SHBERO Heba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Shpitsberg Adam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Sommaka Nesrine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Strauss Nino-Sergio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Sudzinski Marsel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Vollmer Roman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Walkner Erik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Zalata Jasmin</text:p>
          </table:table-cell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 table:number-rows-repeated="1048533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12CVIF_ETH" table:style-name="ta2">
        <table:table-column table:style-name="co8" table:default-cell-style-name="Default"/>
        <table:table-column table:style-name="co3" table:number-columns-repeated="1012" table:default-cell-style-name="Default"/>
        <table:table-row table:style-name="ro1">
          <table:table-cell table:style-name="ce7"/>
          <table:table-cell table:style-name="ce7" office:value-type="string" calcext:value-type="string">
            <text:p>ETH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1CVIF</text:p>
          </table:table-cell>
          <table:table-cell table:style-name="ce7" office:value-type="string" calcext:value-type="string">
            <text:p>GRG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Abubakarova Tamila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Ali Gohar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Alkhaled Abdelrahman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Al Sleman Ahmed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Asaad Raghad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Danaj Milisa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Dolomanov Artemiy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Dordevic Filip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Dzaurov Kambulat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Fragner Simon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Gheisari Hamidreza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7" office:value-type="string" calcext:value-type="string">
            <text:p>Grover Harnur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Hacaev Abubakr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Hossaini Mushtabah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Jovanovic Nikola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Kaplan Arin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Kenno Youssef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Koslaev Muslim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Maliqi Mario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Matei Alexandru-Ionut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Mikluc Dejan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Mohammadi Mohammad Reza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Naseeri Muhammad Ahmad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Naseri Ali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Nazari Mohammad Reza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Noori Arash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Odagiu Andreea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Popalzai Omar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Richter Lukas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Safi Hewad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Sharifi Mahdi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7" office:value-type="string" calcext:value-type="string">
            <text:p>Shirzaman Naman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Stojsin Marijana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Tasgiran Baran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Tatoy John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7" office:value-type="string" calcext:value-type="string">
            <text:p>Todorovic David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Tuncer Melissa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Zimmermann Samuel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 table:number-rows-repeated="1048535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3AHWII_SWP" table:style-name="ta2">
        <office:forms form:automatic-focus="false" form:apply-design-mode="false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3" table:default-cell-style-name="Default"/>
        <table:table-column table:style-name="co13" table:visibility="collapse" table:default-cell-style-name="Default"/>
        <table:table-column table:style-name="co13" table:number-columns-repeated="2" table:default-cell-style-name="Default"/>
        <table:table-row table:style-name="ro2">
          <table:table-cell/>
          <table:table-cell office:value-type="string" calcext:value-type="string">
            <text:p>SWP1x</text:p>
          </table:table-cell>
          <table:table-cell office:value-type="string" calcext:value-type="string">
            <text:p>SWP1y</text:p>
          </table:table-cell>
          <table:table-cell office:value-type="string" calcext:value-type="string">
            <text:p>Repo</text:p>
          </table:table-cell>
          <table:table-cell/>
          <table:table-cell office:value-type="string" calcext:value-type="string">
            <text:p>HÜ 5. Sept</text:p>
            <text:p>Repos</text:p>
          </table:table-cell>
          <table:table-cell office:value-type="string" calcext:value-type="string">
            <text:p>HÜ vom 12.9.</text:p>
          </table:table-cell>
          <table:table-cell office:value-type="string" calcext:value-type="string">
            <text:p>HÜ v. 19.9.</text:p>
            <text:p>Fetch cats</text:p>
          </table:table-cell>
          <table:table-cell office:value-type="string" calcext:value-type="string">
            <text:p>HÜ v. 26.9.</text:p>
            <text:p>Flexfrog</text:p>
          </table:table-cell>
          <table:table-cell/>
          <table:table-cell office:value-type="string" calcext:value-type="string">
            <text:p>HÜ bis 10.10.</text:p>
          </table:table-cell>
          <table:table-cell office:value-type="string" calcext:value-type="string">
            <text:p>HÜ bis 17.10.</text:p>
          </table:table-cell>
        </table:table-row>
        <table:table-row table:style-name="ro1">
          <table:table-cell office:value-type="string" calcext:value-type="string">
            <text:p>3AHWII</text:p>
          </table:table-cell>
          <table:table-cell office:value-type="string" calcext:value-type="string">
            <text:p>BIE</text:p>
          </table:table-cell>
          <table:table-cell office:value-type="string" calcext:value-type="string">
            <text:p>L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fai Javan Ali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https://github.com/maniARJ1/SWP1.git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+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++</text:p>
          </table:table-cell>
        </table:table-row>
        <table:table-row table:style-name="ro1">
          <table:table-cell office:value-type="string" calcext:value-type="string">
            <text:p>Arslan Ceyd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https://github.com/spg-Ceyda/SWP_3AHWII.git</text:p>
          </table:table-cell>
          <table:table-cell/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+</text:p>
          </table:table-cell>
        </table:table-row>
        <table:table-row table:style-name="ro1">
          <table:table-cell office:value-type="string" calcext:value-type="string">
            <text:p>Aschenbrenner Nin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https://github.com/ninaascx/SWP3AHWii.git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Biberovic Seid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https://github.com/seid1100strassebruderya/SWP3AHWII.git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Brunner Anastasi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https://github.com/spg-anastasia/swp_3AHWII.git</text:p>
          </table:table-cell>
          <table:table-cell/>
          <table:table-cell table:number-columns-repeated="4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++</text:p>
          </table:table-cell>
        </table:table-row>
        <table:table-row table:style-name="ro1">
          <table:table-cell office:value-type="string" calcext:value-type="string">
            <text:p>Brzychczy Wiktor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https://github.com/BWGeGe/SWP_WB.git</text:p>
          </table:table-cell>
          <table:table-cell office:value-type="string" calcext:value-type="string">
            <text:p>BWGeGe</text:p>
          </table:table-cell>
          <table:table-cell table:number-columns-repeated="4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++</text:p>
          </table:table-cell>
        </table:table-row>
        <table:table-row table:style-name="ro1">
          <table:table-cell office:value-type="string" calcext:value-type="string">
            <text:p>Castro Yoav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https://github.com/spg-YoavCastro/YoavCastro</text:p>
          </table:table-cell>
          <table:table-cell office:value-type="string" calcext:value-type="string">
            <text:p>Flagguess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Fink Fabian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https://github.com/fab1-spg/SWP3AHWII.git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++</text:p>
          </table:table-cell>
        </table:table-row>
        <table:table-row table:style-name="ro1">
          <table:table-cell office:value-type="string" calcext:value-type="string">
            <text:p>Fuchs Alexander Roland Thoma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https://github.com/spg-AlexFuchs/sgp-AlexFuchs.git</text:p>
          </table:table-cell>
          <table:table-cell office:value-type="string" calcext:value-type="string">
            <text:p>spg-AlexFuchs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Gradascevic Edvin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https://github.com/edvingrd/Edvin-Gradascevic.git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+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Hristovski Mariu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https://github.com/rndmmarius/FVFVT.git</text:p>
          </table:table-cell>
          <table:table-cell/>
          <table:table-cell table:number-columns-repeated="4" office:value-type="string" calcext:value-type="string">
            <text:p>+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Janjic Luk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https://github.com/Luke4910/SWP3AHWII.git</text:p>
          </table:table-cell>
          <table:table-cell/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FOX!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+</text:p>
          </table:table-cell>
        </table:table-row>
        <table:table-row table:style-name="ro1">
          <table:table-cell office:value-type="string" calcext:value-type="string">
            <text:p>Kabić Brank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a xlink:href="https://github.com/spg-branka/SWP_23-24.git" xlink:type="simple">https://github.com/spg-branka/SWP_23-24.git</text:a></text:p>
          </table:table-cell>
          <table:table-cell office:value-type="string" calcext:value-type="string">
            <text:p>newbie667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Struktur!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+</text:p>
          </table:table-cell>
        </table:table-row>
        <table:table-row table:style-name="ro1">
          <table:table-cell office:value-type="string" calcext:value-type="string">
            <text:p>Kolm Benjamin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https://github.com/KOLMBenjamin/KOLM-Benjam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Kulha Ti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https://github.com/SPG-KULT/SWP3AHWII</text:p>
          </table:table-cell>
          <table:table-cell/>
          <table:table-cell table:number-columns-repeated="4" office:value-type="string" calcext:value-type="string">
            <text:p>+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+</text:p>
          </table:table-cell>
        </table:table-row>
        <table:table-row table:style-name="ro1" table:number-rows-repeated="104855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34AAIF_WMC" table:style-name="ta2">
        <table:table-column table:style-name="co14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1002" table:default-cell-style-name="Default"/>
        <table:table-row table:style-name="ro1">
          <table:table-cell table:style-name="ce7"/>
          <table:table-cell table:style-name="ce7" office:value-type="string" calcext:value-type="string">
            <text:p>WMC_1</text:p>
          </table:table-cell>
          <table:table-cell table:number-columns-repeated="2"/>
          <table:table-cell office:value-type="string" calcext:value-type="string">
            <text:p>HÜ bis 5.10.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3AAIF</text:p>
          </table:table-cell>
          <table:table-cell table:style-name="ce7" office:value-type="string" calcext:value-type="string">
            <text:p>CHA</text:p>
          </table:table-cell>
          <table:table-cell table:number-columns-repeated="1005"/>
        </table:table-row>
        <table:table-row table:style-name="ro1">
          <table:table-cell table:style-name="ce7" office:value-type="string" calcext:value-type="string">
            <text:p>Al Dulaimi Maryam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<text:a xlink:href="https://github.com/AL-maryam19/sj23-24-34aaif-mar.git" xlink:type="simple">https://github.com/AL-maryam19/sj23-24-34aaif-mar.git</text:a></text:p>
          </table:table-cell>
          <table:table-cell table:style-name="ce7"/>
          <table:table-cell office:value-type="string" calcext:value-type="string">
            <text:p>' 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Altindas Orkun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<text:a xlink:href="https://github.com/orkunspg/sj23-24-34aaif-wmc1-altindas.git" xlink:type="simple">https://github.com/orkunspg/sj23-24-34aaif-wmc1-altindas.git</text:a></text:p>
          </table:table-cell>
          <table:table-cell table:style-name="ce7"/>
          <table:table-cell office:value-type="string" calcext:value-type="string">
            <text:p>' 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Altun Evren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<text:a xlink:href="https://github.com/alt220760/sj23-24-34aaif-wmc1-altun.git" xlink:type="simple">https://github.com/alt220760/sj23-24-34aaif-wmc1-altun.git</text:a></text:p>
          </table:table-cell>
          <table:table-cell table:style-name="ce7"/>
          <table:table-cell office:value-type="string" calcext:value-type="string">
            <text:p>' 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Arikan Numan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https://github.com/ARI220643/sj23-24-34aaif-wmc1-arikan</text:p>
          </table:table-cell>
          <table:table-cell table:style-name="ce7"/>
          <table:table-cell office:value-type="string" calcext:value-type="string">
            <text:p>' 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Aydin Muhammed Ali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7"/>
          <table:table-cell office:value-type="string" calcext:value-type="string">
            <text:p>' 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Azriba Albara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<text:a xlink:href="https://github.com/albaraa0/Albara.a.git" xlink:type="simple">https://github.com/albaraa0/Albara.a.git</text:a></text:p>
          </table:table-cell>
          <table:table-cell table:style-name="ce7"/>
          <table:table-cell office:value-type="string" calcext:value-type="string">
            <text:p>' 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Batajev Alberd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<text:a xlink:href="https://github.com/Batajev/Alberd.git" xlink:type="simple">https://github.com/Batajev/Alberd.git</text:a></text:p>
          </table:table-cell>
          <table:table-cell table:style-name="ce7"/>
          <table:table-cell office:value-type="string" calcext:value-type="string">
            <text:p>' 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Berisha Lindon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https://github.com/LindonBerisha/WMC2023.git</text:p>
          </table:table-cell>
          <table:table-cell table:style-name="ce7"/>
          <table:table-cell office:value-type="string" calcext:value-type="string">
            <text:p>' 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Blauensteiner Fabian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<text:a xlink:href="https://github.com/Blauensteiner/SJ2324_34AAIF_WMC1_BLA.git" xlink:type="simple">https://github.com/Blauensteiner/SJ2324_34AAIF_WMC1_BLA.git</text:a></text:p>
          </table:table-cell>
          <table:table-cell table:style-name="ce7"/>
          <table:table-cell office:value-type="string" calcext:value-type="string">
            <text:p>' 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Celik Özlem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<text:a xlink:href="https://github.com/oezcel/1.Aufgabe.git" xlink:type="simple">https://github.com/oezcel/1.Aufgabe.git</text:a></text:p>
          </table:table-cell>
          <table:table-cell table:style-name="ce7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Elzanary Omar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https://github.com/Al-Umairi/sj23-24-wmc1-Elzanary.git</text:p>
          </table:table-cell>
          <table:table-cell table:style-name="ce7"/>
          <table:table-cell office:value-type="string" calcext:value-type="string">
            <text:p>' 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Erdogan Ahmed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<text:a xlink:href="https://github.com/erd220764/sj23-24-34aaif-wmc1-erdogan.git" xlink:type="simple">https://github.com/erd220764/sj23-24-34aaif-wmc1-erdogan.git</text:a></text:p>
          </table:table-cell>
          <table:table-cell table:style-name="ce7"/>
          <table:table-cell office:value-type="string" calcext:value-type="string">
            <text:p>' 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Gergis Madonna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https://github.com/MadonnaG25/Madonna_Gergis.git</text:p>
          </table:table-cell>
          <table:table-cell table:style-name="ce7"/>
          <table:table-cell office:value-type="string" calcext:value-type="string">
            <text:p>' 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Gürbüz Semih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<text:a xlink:href="https://github.com/semihg1234/sj23-24-34aaif-wmc1" xlink:type="simple">https://github.com/semihg1234/sj23-24-34aaif-wmc1</text:a></text:p>
          </table:table-cell>
          <table:table-cell table:style-name="ce7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Hirschler Julia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https://github.com/JuliaHirschler/sj23-24-34aaif-wmc-Hirschler</text:p>
          </table:table-cell>
          <table:table-cell table:style-name="ce7"/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Jaffery Benjamin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<text:a xlink:href="https://github.com/jaf211011/SJ2324---3AAIF.git" xlink:type="simple">https://github.com/jaf211011/SJ2324---3AAIF.git</text:a></text:p>
          </table:table-cell>
          <table:table-cell table:style-name="ce7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Karagöz Umut Faiz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https://github.com/UFK10/sj23-24-34aaif-wmc1-karag-z.git</text:p>
          </table:table-cell>
          <table:table-cell table:style-name="ce7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Keita Muhamed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https://github.com/KingQueenJunior/sj23-24-wmc1-Keita.git</text:p>
          </table:table-cell>
          <table:table-cell table:style-name="ce7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Kucukakyuz Asli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https://github.com/Kucukakyuzasli/sj23-24wmc1-kuc.git</text:p>
          </table:table-cell>
          <table:table-cell table:style-name="ce7"/>
          <table:table-cell office:value-type="string" calcext:value-type="string">
            <text:p>++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Markovic Bojan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https://github.com/JEVS1/https-github.com-Die-Spengergasse-sj23-24-34aaif-wmc1</text:p>
          </table:table-cell>
          <table:table-cell table:style-name="ce7"/>
          <table:table-cell office:value-type="string" calcext:value-type="string">
            <text:p>~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Mayer Doris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https://github.com/Doridosli/sj23-24-wmc1-Doridosli</text:p>
          </table:table-cell>
          <table:table-cell table:style-name="ce7"/>
          <table:table-cell office:value-type="string" calcext:value-type="string">
            <text:p>++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Memari Diba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https://github.com/dibamemari20/Dibamemari.git</text:p>
          </table:table-cell>
          <table:table-cell table:style-name="ce7"/>
          <table:table-cell office:value-type="string" calcext:value-type="string">
            <text:p>--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Omar Alan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https://github.com/Akule47/sj23-24-34aaif-wmc1.git</text:p>
          </table:table-cell>
          <table:table-cell table:style-name="ce7"/>
          <table:table-cell office:value-type="string" calcext:value-type="string">
            <text:p>~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Parmetler Anika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https://github.com/Parmetler/SJ2324_34AAIF_WMC1_PAR.git</text:p>
          </table:table-cell>
          <table:table-cell table:style-name="ce7"/>
          <table:table-cell office:value-type="string" calcext:value-type="string">
            <text:p>++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Pavlov David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<text:a xlink:href="https://github.com/nichtDavid/sj-23-24-34aaif-wmc-pavlov.git" xlink:type="simple">https://github.com/nichtDavid/sj-23-24-34aaif-wmc-pavlov.git</text:a></text:p>
          </table:table-cell>
          <table:table-cell table:style-name="ce7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Todorovic Alex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<text:a xlink:href="https://github.com/Tod20571/sj23-24-wmc1-tod.git" xlink:type="simple">https://github.com/Tod20571/sj23-24-wmc1-tod.git</text:a></text:p>
          </table:table-cell>
          <table:table-cell table:style-name="ce7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1" table:number-rows-repeated="1048539">
          <table:table-cell table:number-columns-repeated="1007"/>
        </table:table-row>
        <table:table-row table:style-name="ro1">
          <table:table-cell table:number-columns-repeated="1007"/>
        </table:table-row>
      </table:table>
      <table:table table:name="34AKIF_POS" table:style-name="ta2">
        <table:table-column table:style-name="co16" table:default-cell-style-name="Default"/>
        <table:table-column table:style-name="co3" table:number-columns-repeated="1005" table:default-cell-style-name="Default"/>
        <table:table-row table:style-name="ro1">
          <table:table-cell table:style-name="ce7"/>
          <table:table-cell table:style-name="ce7" office:value-type="string" calcext:value-type="string">
            <text:p>POS1</text:p>
          </table:table-cell>
          <table:table-cell table:style-name="ce7" office:value-type="string" calcext:value-type="string">
            <text:p>WMC_1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3AKIF</text:p>
          </table:table-cell>
          <table:table-cell table:number-columns-repeated="2" table:style-name="ce7" office:value-type="string" calcext:value-type="string">
            <text:p>CHA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bdrabou Sara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hmadi Elaheh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lemayehu Angela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nthony Kodzo Kevin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Bartsch Karoline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Belegratis Constantin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Bezouich Hamza el Khalil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Böhm Florian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Dastgheib Saman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El-Hmedi Nour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Erfü Patrycja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Gautam Isha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7" office:value-type="string" calcext:value-type="string">
            <text:p>Gazi Semra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Gonzales Cedrick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Hakimi Ramin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7" office:value-type="string" calcext:value-type="string">
            <text:p>Hou Chun Yi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Jamaledini Bahareh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Kilic Sedef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Kripsch Oliver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Mitrovic Milena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Mörtenhuber Tanja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Mousavi Zahra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Nazahi sara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Paric Jan-Martin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Pühringer Elisabeth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Schlöglhofer Sabine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Schwalm Linus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Smajlagic Alissa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Solanki Pritesh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Stich Petra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Strobl Jonas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Tsiri Chrysoula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Wiesinger Veronika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7" office:value-type="string" calcext:value-type="string">
            <text:p>Wild Angelika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Zver Rene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 table:number-rows-repeated="1048538">
          <table:table-cell table:number-columns-repeated="1006"/>
        </table:table-row>
        <table:table-row table:style-name="ro1">
          <table:table-cell table:number-columns-repeated="1006"/>
        </table:table-row>
      </table:table>
      <table:table table:name="34BKIF_POS" table:style-name="ta2">
        <table:table-column table:style-name="co17" table:default-cell-style-name="Default"/>
        <table:table-column table:style-name="co3" table:number-columns-repeated="1007" table:default-cell-style-name="Default"/>
        <table:table-row table:style-name="ro1">
          <table:table-cell table:style-name="ce7" office:value-type="string" calcext:value-type="string">
            <text:p>Kolleg – Tag</text:p>
          </table:table-cell>
          <table:table-cell table:style-name="ce7" office:value-type="string" calcext:value-type="string">
            <text:p>POS1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3BKIF</text:p>
          </table:table-cell>
          <table:table-cell table:style-name="ce7" office:value-type="string" calcext:value-type="string">
            <text:p>CHA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Bashirova Raziya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Baumgartner Clarissa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D'Almeida Cédric Angelo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Ebrahimian Parisa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Elbahloul Mohamed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7" office:value-type="string" calcext:value-type="string">
            <text:p>Erfü Patrycja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Farghally Alaa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Fiala Tristan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Gazi Semra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Grabenwöger Hannah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Hosseini Seyedehmahdis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Kvas Dagmar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Li Jin Xing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Malik Sadef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Meyzova Simona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Motamedi Zeinab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Mousavi Zahra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asan Nomin-Erdene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etolicka Markus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iederle Manuel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Osman Bassem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Pexider Florian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Postler Daniel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Salomon Sabrina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Schemitz Lisa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Schuster Patrick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Seidl Julian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Sellner Volker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Seyfried Rita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Stöckelberger Andrea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Sydykbekova Yrysgul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avarez Reymin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Wiesinger Veronika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Zhamankulova Torgyn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Zimmermann Patrick</text:p>
          </table:table-cell>
          <table:table-cell table:style-name="ce7" office:value-type="string" calcext:value-type="string">
            <text:p>X</text:p>
          </table:table-cell>
          <table:table-cell table:number-columns-repeated="1006"/>
        </table:table-row>
        <table:table-row table:style-name="ro1" table:number-rows-repeated="1048538">
          <table:table-cell table:number-columns-repeated="1008"/>
        </table:table-row>
        <table:table-row table:style-name="ro1">
          <table:table-cell table:number-columns-repeated="1008"/>
        </table:table-row>
      </table:table>
      <table:table table:name="34CAIF_WMC" table:style-name="ta2">
        <table:table-column table:style-name="co18" table:default-cell-style-name="Default"/>
        <table:table-column table:style-name="co3" table:number-columns-repeated="1004" table:default-cell-style-name="Default"/>
        <table:table-row table:style-name="ro1">
          <table:table-cell table:style-name="ce7"/>
          <table:table-cell table:style-name="ce7" office:value-type="string" calcext:value-type="string">
            <text:p>WMC_1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3CAIF</text:p>
          </table:table-cell>
          <table:table-cell table:style-name="ce7" office:value-type="string" calcext:value-type="string">
            <text:p>GRG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hmadi Mushtaba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kteke Büsra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lahmad Shamel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l Dulaimi Maryam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ltun Evren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mante Alvin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rikan Numan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Azriba Albara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Batajev Alberd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Berisha Lindon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Bratanovic Drazen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Burger Gerhard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Calhan Burak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Capan Eyyüp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Celik Özlem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Chupra Guraf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Cukic Marko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Dogu Ensar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Ducevic Amir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Erdogan Ahmed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Ersen Ömer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Ertan Eray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Fenusz Maximilian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Hardes Dorian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Hosseinkhel Raheb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Ilicin Mihajlo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Jaffery Benjamin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Kall Tarek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Kapinos Vadym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Keita Muhamed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Khleef Lara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Khleef Maria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Konradt Rene-Marcel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Korobko Alexey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Kratki Fanni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Kunst Thomas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Medanovic Aldin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Memari Diba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Nadrasky Dominik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Osawe Miracle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Özkan Arda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Öztürk Samet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Pajkovic Filip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Plank Adrian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Ptas Matthäus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Rizvi Shan Sami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Sarioglu Mert Enes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Schneemann Moritz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Stanisic Aleksandar Lukas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Stiller Sebastian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Stjepanovic Simon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Wagner Daniel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Zabrzenski Lukasz</text:p>
          </table:table-cell>
          <table:table-cell table:style-name="ce7" office:value-type="string" calcext:value-type="string">
            <text:p>X</text:p>
          </table:table-cell>
          <table:table-cell table:number-columns-repeated="1003"/>
        </table:table-row>
        <table:table-row table:style-name="ro1" table:number-rows-repeated="1048520">
          <table:table-cell table:number-columns-repeated="1005"/>
        </table:table-row>
        <table:table-row table:style-name="ro1">
          <table:table-cell table:number-columns-repeated="1005"/>
        </table:table-row>
      </table:table>
      <table:table table:name="34ACIF_ETH" table:style-name="ta2"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1007" table:default-cell-style-name="Default"/>
        <table:table-row table:style-name="ro1">
          <table:table-cell table:style-name="ce7"/>
          <table:table-cell table:style-name="ce7" office:value-type="string" calcext:value-type="string">
            <text:p>ETH</text:p>
          </table:table-cell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3ACIF</text:p>
          </table:table-cell>
          <table:table-cell table:style-name="ce7" office:value-type="string" calcext:value-type="string">
            <text:p>GRG</text:p>
          </table:table-cell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Aiyoub Sylvia Wagih Raouf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Akkoyun Zarah</text:p>
          </table:table-cell>
          <table:table-cell table:style-name="ce7" table:number-columns-repeated="3"/>
          <table:table-cell table:number-columns-repeated="1006"/>
        </table:table-row>
        <table:table-row table:style-name="ro1">
          <table:table-cell table:style-name="ce7" office:value-type="string" calcext:value-type="string">
            <text:p>Alimli Yusuf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Aly Mohamed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Balc Michael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Causevic Ismail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Cetinkaya Melisa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Dvorak Gabriel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Eldarhanov Mirzhan</text:p>
          </table:table-cell>
          <table:table-cell table:style-name="ce7" table:number-columns-repeated="3"/>
          <table:table-cell table:number-columns-repeated="1006"/>
        </table:table-row>
        <table:table-row table:style-name="ro1">
          <table:table-cell table:style-name="ce7" office:value-type="string" calcext:value-type="string">
            <text:p>Elgzar Osama</text:p>
          </table:table-cell>
          <table:table-cell table:style-name="ce7" table:number-columns-repeated="3"/>
          <table:table-cell table:number-columns-repeated="1006"/>
        </table:table-row>
        <table:table-row table:style-name="ro1">
          <table:table-cell table:style-name="ce7" office:value-type="string" calcext:value-type="string">
            <text:p>Elmoghazi Israa</text:p>
          </table:table-cell>
          <table:table-cell table:style-name="ce7" table:number-columns-repeated="3"/>
          <table:table-cell table:number-columns-repeated="1006"/>
        </table:table-row>
        <table:table-row table:style-name="ro1">
          <table:table-cell table:style-name="ce7" office:value-type="string" calcext:value-type="string">
            <text:p>Eskaf Mohmmad Taleb</text:p>
          </table:table-cell>
          <table:table-cell table:style-name="ce7" table:number-columns-repeated="3"/>
          <table:table-cell table:number-columns-repeated="1006"/>
        </table:table-row>
        <table:table-row table:style-name="ro1">
          <table:table-cell table:style-name="ce7" office:value-type="string" calcext:value-type="string">
            <text:p>Ganbaatar Munkhtuya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Hejazi Lin</text:p>
          </table:table-cell>
          <table:table-cell table:style-name="ce7" table:number-columns-repeated="3"/>
          <table:table-cell table:number-columns-repeated="1006"/>
        </table:table-row>
        <table:table-row table:style-name="ro1">
          <table:table-cell table:style-name="ce7" office:value-type="string" calcext:value-type="string">
            <text:p>Homolka Maria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Hondl Paul</text:p>
          </table:table-cell>
          <table:table-cell table:style-name="ce7" table:number-columns-repeated="3"/>
          <table:table-cell table:number-columns-repeated="1006"/>
        </table:table-row>
        <table:table-row table:style-name="ro1">
          <table:table-cell table:style-name="ce7" office:value-type="string" calcext:value-type="string">
            <text:p>Horcher Matthias</text:p>
          </table:table-cell>
          <table:table-cell table:style-name="ce7" table:number-columns-repeated="3"/>
          <table:table-cell table:number-columns-repeated="1006"/>
        </table:table-row>
        <table:table-row table:style-name="ro1">
          <table:table-cell table:style-name="ce7" office:value-type="string" calcext:value-type="string">
            <text:p>Hotak Yama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Isikli Mustafa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Jelinek Christina</text:p>
          </table:table-cell>
          <table:table-cell table:style-name="ce7" table:number-columns-repeated="3"/>
          <table:table-cell table:number-columns-repeated="1006"/>
        </table:table-row>
        <table:table-row table:style-name="ro1">
          <table:table-cell table:style-name="ce7" office:value-type="string" calcext:value-type="string">
            <text:p>Kahl Lina Sophie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Kahrer Jakob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Karzanov Konstantin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KAYACAN Bülent</text:p>
          </table:table-cell>
          <table:table-cell table:style-name="ce7" table:number-columns-repeated="3"/>
          <table:table-cell table:number-columns-repeated="1006"/>
        </table:table-row>
        <table:table-row table:style-name="ro1">
          <table:table-cell table:style-name="ce7" office:value-type="string" calcext:value-type="string">
            <text:p>Kerschbaum Jan</text:p>
          </table:table-cell>
          <table:table-cell table:style-name="ce7" table:number-columns-repeated="3"/>
          <table:table-cell table:number-columns-repeated="1006"/>
        </table:table-row>
        <table:table-row table:style-name="ro1">
          <table:table-cell table:style-name="ce7" office:value-type="string" calcext:value-type="string">
            <text:p>Kuscher Anton</text:p>
          </table:table-cell>
          <table:table-cell table:style-name="ce7" table:number-columns-repeated="3"/>
          <table:table-cell table:number-columns-repeated="1006"/>
        </table:table-row>
        <table:table-row table:style-name="ro1">
          <table:table-cell table:style-name="ce7" office:value-type="string" calcext:value-type="string">
            <text:p>Lintner Philipp</text:p>
          </table:table-cell>
          <table:table-cell table:style-name="ce7" table:number-columns-repeated="3"/>
          <table:table-cell table:number-columns-repeated="1006"/>
        </table:table-row>
        <table:table-row table:style-name="ro1">
          <table:table-cell table:style-name="ce7" office:value-type="string" calcext:value-type="string">
            <text:p>Mujic Abdullah</text:p>
          </table:table-cell>
          <table:table-cell table:style-name="ce7" table:number-columns-repeated="3"/>
          <table:table-cell table:number-columns-repeated="1006"/>
        </table:table-row>
        <table:table-row table:style-name="ro1">
          <table:table-cell table:style-name="ce7" office:value-type="string" calcext:value-type="string">
            <text:p>Neumann Esther</text:p>
          </table:table-cell>
          <table:table-cell table:style-name="ce7" table:number-columns-repeated="3"/>
          <table:table-cell table:number-columns-repeated="1006"/>
        </table:table-row>
        <table:table-row table:style-name="ro1">
          <table:table-cell table:style-name="ce7" office:value-type="string" calcext:value-type="string">
            <text:p>Niedermaier Thomas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Poscher Lukas</text:p>
          </table:table-cell>
          <table:table-cell table:style-name="ce7" table:number-columns-repeated="3"/>
          <table:table-cell table:number-columns-repeated="1006"/>
        </table:table-row>
        <table:table-row table:style-name="ro1">
          <table:table-cell table:style-name="ce7" office:value-type="string" calcext:value-type="string">
            <text:p>Roumelioti Foteini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Sameri Zadeh Mehri</text:p>
          </table:table-cell>
          <table:table-cell table:style-name="ce7" table:number-columns-repeated="3"/>
          <table:table-cell table:number-columns-repeated="1006"/>
        </table:table-row>
        <table:table-row table:style-name="ro1">
          <table:table-cell table:style-name="ce7" office:value-type="string" calcext:value-type="string">
            <text:p>Schmid Denise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Schmiedl Sarah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Schwarz Daniel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Spoto Giorgio Matteo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Swoboda-Handler Barbara Martina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Tatamov Alan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1006"/>
        </table:table-row>
        <table:table-row table:style-name="ro1" table:number-rows-repeated="1048534">
          <table:table-cell table:number-columns-repeated="1010"/>
        </table:table-row>
        <table:table-row table:style-name="ro1">
          <table:table-cell table:number-columns-repeated="1010"/>
        </table:table-row>
      </table:table>
      <table:table table:name="4AHWII_SWP" table:style-name="ta2">
        <table:table-column table:style-name="co21" table:default-cell-style-name="Default"/>
        <table:table-column table:style-name="co22" table:default-cell-style-name="Default"/>
        <table:table-column table:style-name="co23" table:default-cell-style-name="ce15"/>
        <table:table-column table:style-name="co3" table:number-columns-repeated="1001" table:default-cell-style-name="Default"/>
        <table:table-row table:style-name="ro4">
          <table:table-cell table:style-name="ce7" office:value-type="string" calcext:value-type="string">
            <text:p>4AHWII</text:p>
          </table:table-cell>
          <table:table-cell table:style-name="ce13" office:value-type="string" calcext:value-type="string">
            <text:p>REPO</text:p>
          </table:table-cell>
          <table:table-cell office:value-type="string" calcext:value-type="string">
            <text:p>HÜ v 09-06</text:p>
          </table:table-cell>
          <table:table-cell office:value-type="string" calcext:value-type="string">
            <text:p>HÜ bis 4.10.</text:p>
          </table:table-cell>
          <table:table-cell table:number-columns-repeated="1000"/>
        </table:table-row>
        <table:table-row table:style-name="ro5">
          <table:table-cell table:style-name="ce7" office:value-type="string" calcext:value-type="string">
            <text:p>Baumgartner Jakob</text:p>
          </table:table-cell>
          <table:table-cell table:style-name="ce7" office:value-type="string" calcext:value-type="string">
            <text:p>https://github.com/bau22450/sj23-24-4ahwii-swp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1000"/>
        </table:table-row>
        <table:table-row table:style-name="ro5">
          <table:table-cell table:style-name="ce7" office:value-type="string" calcext:value-type="string">
            <text:p>Behzad Jasim</text:p>
          </table:table-cell>
          <table:table-cell table:style-name="ce7" office:value-type="string" calcext:value-type="string">
            <text:p>https://github.com/SiempreSEVILLA/SWP-23-24.git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00"/>
        </table:table-row>
        <table:table-row table:style-name="ro5">
          <table:table-cell table:style-name="ce7" office:value-type="string" calcext:value-type="string">
            <text:p>Challakhi Amin</text:p>
          </table:table-cell>
          <table:table-cell table:style-name="ce7" office:value-type="string" calcext:value-type="string">
            <text:p><text:a xlink:href="https://github.com/ACLegond/4AHWII-SWP" xlink:type="simple">https://github.com/ACLegond/4AHWII-SWP</text:a>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00"/>
        </table:table-row>
        <table:table-row table:style-name="ro5">
          <table:table-cell table:style-name="ce7" office:value-type="string" calcext:value-type="string">
            <text:p>Daschner Ben</text:p>
          </table:table-cell>
          <table:table-cell table:style-name="ce7" office:value-type="string" calcext:value-type="string">
            <text:p><text:a xlink:href="https://github.com/LordoftheEyes12/sj23-24-4ahwii-swpx-das22272" xlink:type="simple">https://github.com/LordoftheEyes12/sj23-24-4ahwii-swpx-das22272</text:a>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00"/>
        </table:table-row>
        <table:table-row table:style-name="ro5">
          <table:table-cell table:style-name="ce7" office:value-type="string" calcext:value-type="string">
            <text:p>Falleri Massimo</text:p>
          </table:table-cell>
          <table:table-cell table:style-name="ce7" office:value-type="string" calcext:value-type="string">
            <text:p>https://github.com/Grooth1/Massimo-HW.git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! % verwendet!</text:p>
          </table:table-cell>
          <table:table-cell table:number-columns-repeated="999"/>
        </table:table-row>
        <table:table-row table:style-name="ro5">
          <table:table-cell table:style-name="ce7" office:value-type="string" calcext:value-type="string">
            <text:p>Fiedler Matthias Christoph</text:p>
          </table:table-cell>
          <table:table-cell table:style-name="ce7" office:value-type="string" calcext:value-type="string">
            <text:p>https://github.com/mhmWait/Matthias_SWP_Repo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00"/>
        </table:table-row>
        <table:table-row table:style-name="ro5">
          <table:table-cell table:style-name="ce7" office:value-type="string" calcext:value-type="string">
            <text:p>Greifeneder Andreas Bernhard</text:p>
          </table:table-cell>
          <table:table-cell table:style-name="ce7" office:value-type="string" calcext:value-type="string">
            <text:p>https://github.com/GREyklexx/Creations.gi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1000"/>
        </table:table-row>
        <table:table-row table:style-name="ro5">
          <table:table-cell table:style-name="ce7" office:value-type="string" calcext:value-type="string">
            <text:p>Haselböck Emil</text:p>
          </table:table-cell>
          <table:table-cell table:style-name="ce7" office:value-type="string" calcext:value-type="string">
            <text:p>https://github.com/OhneSkill123/Emils_Repo_SWP</text:p>
          </table:table-cell>
          <table:table-cell office:value-type="string" calcext:value-type="string">
            <text:p>+</text:p>
          </table:table-cell>
          <table:table-cell table:number-columns-repeated="1001"/>
        </table:table-row>
        <table:table-row table:style-name="ro5" table:number-rows-repeated="10">
          <table:table-cell table:style-name="ce7" table:number-columns-repeated="2"/>
          <table:table-cell table:number-columns-repeated="1002"/>
        </table:table-row>
        <table:table-row table:style-name="ro5" table:number-rows-repeated="1048556">
          <table:table-cell table:number-columns-repeated="1004"/>
        </table:table-row>
        <table:table-row table:style-name="ro5">
          <table:table-cell table:number-columns-repeated="1004"/>
        </table:table-row>
      </table:table>
      <table:table table:name="5AAIF_ETH" table:style-name="ta2">
        <table:table-column table:style-name="co24" table:default-cell-style-name="Default"/>
        <table:table-column table:style-name="co3" table:number-columns-repeated="1011" table:default-cell-style-name="Default"/>
        <table:table-row table:style-name="ro1">
          <table:table-cell table:style-name="ce7"/>
          <table:table-cell table:style-name="ce7" office:value-type="string" calcext:value-type="string">
            <text:p>ETH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5AAIF</text:p>
          </table:table-cell>
          <table:table-cell table:style-name="ce7" office:value-type="string" calcext:value-type="string">
            <text:p>GRG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Aksoy Can</text:p>
          </table:table-cell>
          <table:table-cell table:style-name="ce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Awad Kirolos</text:p>
          </table:table-cell>
          <table:table-cell table:style-name="ce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Awad Min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7" office:value-type="string" calcext:value-type="string">
            <text:p>Birkel Noah</text:p>
          </table:table-cell>
          <table:table-cell table:style-name="ce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Duman Tamer</text:p>
          </table:table-cell>
          <table:table-cell table:style-name="ce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Flach Julian</text:p>
          </table:table-cell>
          <table:table-cell table:style-name="ce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Hadzic Alen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7" office:value-type="string" calcext:value-type="string">
            <text:p>Hauk Daniel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7" office:value-type="string" calcext:value-type="string">
            <text:p>Huemer Florian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7" office:value-type="string" calcext:value-type="string">
            <text:p>Idriss Muayad</text:p>
          </table:table-cell>
          <table:table-cell table:style-name="ce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Juraczka Lukas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7" office:value-type="string" calcext:value-type="string">
            <text:p>Klauser Stefan</text:p>
          </table:table-cell>
          <table:table-cell table:style-name="ce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Milenkovic Teodor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7" office:value-type="string" calcext:value-type="string">
            <text:p>Nadrasky Dominik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7" office:value-type="string" calcext:value-type="string">
            <text:p>Peter Josef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7" office:value-type="string" calcext:value-type="string">
            <text:p>Pichler Jakob</text:p>
          </table:table-cell>
          <table:table-cell table:style-name="ce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Posavec Luka</text:p>
          </table:table-cell>
          <table:table-cell table:style-name="ce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Rahmani Arash</text:p>
          </table:table-cell>
          <table:table-cell table:style-name="ce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Roy Oishik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7" office:value-type="string" calcext:value-type="string">
            <text:p>San Buenaventura Kai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7" office:value-type="string" calcext:value-type="string">
            <text:p>Sidiqi Mohammad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7" office:value-type="string" calcext:value-type="string">
            <text:p>Tuna Luka</text:p>
          </table:table-cell>
          <table:table-cell table:style-name="ce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Winter Anna</text:p>
          </table:table-cell>
          <table:table-cell table:style-name="ce7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Wirtinger Gregor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7" office:value-type="string" calcext:value-type="string">
            <text:p>Ye Chuchen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7" office:value-type="string" calcext:value-type="string">
            <text:p>Yilmaz Ahmetcan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7" office:value-type="string" calcext:value-type="string">
            <text:p>Zivkovic Mihajlo</text:p>
          </table:table-cell>
          <table:table-cell table:style-name="ce7" office:value-type="string" calcext:value-type="string">
            <text:p>X</text:p>
          </table:table-cell>
          <table:table-cell table:number-columns-repeated="1010"/>
        </table:table-row>
        <table:table-row table:style-name="ro1" table:number-rows-repeated="1048546">
          <table:table-cell table:number-columns-repeated="1012"/>
        </table:table-row>
        <table:table-row table:style-name="ro1"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46">
      <number:minutes number:style="long"/>
      <number:text>:</number:text>
      <number:seconds number:style="long" number:decimal-places="1"/>
    </number:time-style>
    <number:number-style style:name="N14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$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3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45">
      <number:minutes number:style="long"/>
      <number:text>:</number:text>
      <number:seconds number:style="long"/>
    </number:time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3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9" number:language="en" number:country="US">
      <number:day/>
      <number:text>-</number:text>
      <number:month number:textual="true"/>
      <number:text>-</number:text>
      <number:year/>
    </number:date-style>
    <number:date-style style:name="N10138" number:language="en" number:country="US">
      <number:day/>
      <number:text>-</number:text>
      <number:month number:textual="true"/>
    </number:date-style>
    <number:time-style style:name="N10121" number:language="en" number:country="US">
      <number:hours/>
      <number:text>:</number:text>
      <number:minute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</number:date-style>
    <number:number-style style:name="N1012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time-style style:name="N10124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5" number:language="en" number:country="US">
      <number:month number:textual="true"/>
      <number:text>-</number:text>
      <number:year/>
    </number:date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0" style:display-name="PageStyle_Sheet0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7T08:52:20.064202806</dc:date>
    <meta:editing-duration>P11DT18H17M38S</meta:editing-duration>
    <meta:editing-cycles>57</meta:editing-cycles>
    <meta:generator>LibreOffice/7.3.7.2$Linux_X86_64 LibreOffice_project/30$Build-2</meta:generator>
    <meta:document-statistic meta:table-count="12" meta:cell-count="1047" meta:object-count="0"/>
  </office:meta>
</office:document-meta>
</file>